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152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2">
      <style:table-cell-properties fo:border="0.06pt solid #000000" style:rotation-align="none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shapes>
          <draw:frame draw:z-index="0" draw:style-name="gr1" draw:text-style-name="P1" svg:width="24.159cm" svg:height="15.513cm" svg:x="31.709cm" svg:y="3.316cm">
            <draw:object draw:notify-on-update-of-ranges="Arkusz1.A4:Arkusz1.A11 Arkusz1.J4:Arkusz1.J11 Arkusz1.A15:Arkusz1.A22 Arkusz1.J15:Arkusz1.J22 Arkusz1.A26:Arkusz1.A33 Arkusz1.J26:Arkusz1.J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.41cm" svg:height="18.653cm" svg:x="5.869cm" svg:y="18.786cm">
            <draw:object draw:notify-on-update-of-ranges="Arkusz1.H4:Arkusz1.H11 Arkusz1.K4:Arkusz1.K11 Arkusz1.H15:Arkusz1.H22 Arkusz1.K15:Arkusz1.K22 Arkusz1.H26:Arkusz1.H33 Arkusz1.K26:Arkusz1.K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ce4"/>
        <table:table-column table:style-name="co2" table:number-columns-repeated="1013" table:default-cell-style-name="ce4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1" table:number-rows-spanned="1">
            <text:p>zasilanie napiciem wyprostowanym U = 120 V</text:p>
          </table:table-cell>
          <table:covered-table-cell table:style-name="ce2"/>
          <table:covered-table-cell table:number-columns-repeated="3" table:style-name="ce5"/>
          <table:covered-table-cell table:style-name="ce2"/>
          <table:covered-table-cell table:number-columns-repeated="5" table:style-name="ce5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pobsil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Pod</text:p>
          </table:table-cell>
          <table:table-cell table:style-name="ce2" office:value-type="string" calcext:value-type="string">
            <text:p>Pcu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pod</text:p>
          </table:table-cell>
          <table:table-cell table:style-name="ce2" office:value-type="string" calcext:value-type="string">
            <text:p>omeg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4250" calcext:value-type="float">
            <text:p>4250,00</text:p>
          </table:table-cell>
          <table:table-cell table:style-name="ce2" office:value-type="float" office:value="86" calcext:value-type="float">
            <text:p>86,00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115" calcext:value-type="float">
            <text:p>115,00</text:p>
          </table:table-cell>
          <table:table-cell table:style-name="ce2" table:formula="of:=[.C4]*[.D4]" office:value-type="float" office:value="25.3" calcext:value-type="float">
            <text:p>25,30</text:p>
          </table:table-cell>
          <table:table-cell table:style-name="ce2" table:formula="of:=26*[.C4]*[.C4]" office:value-type="float" office:value="1.2584" calcext:value-type="float">
            <text:p>1,26</text:p>
          </table:table-cell>
          <table:table-cell table:style-name="ce2" table:formula="of:=1.2*[.A4]*[.A4]*10^(-6)+1.1*[.A4]*10^(-3)" office:value-type="float" office:value="26.35" calcext:value-type="float">
            <text:p>26,35</text:p>
          </table:table-cell>
          <table:table-cell table:style-name="ce2" table:formula="of:=[.E4]+[.F4]+[.G4]" office:value-type="float" office:value="52.9084" calcext:value-type="float">
            <text:p>52,91</text:p>
          </table:table-cell>
          <table:table-cell table:style-name="ce2" table:formula="of:=3.14*[.A4]/30" office:value-type="float" office:value="444.833333333333" calcext:value-type="float">
            <text:p>444,83</text:p>
          </table:table-cell>
          <table:table-cell table:style-name="ce2" table:formula="of:=[.H4]/[.I4]" office:value-type="float" office:value="0.118939827650806" calcext:value-type="float">
            <text:p>0,12</text:p>
          </table:table-cell>
          <table:table-cell table:style-name="ce2" table:formula="of:=[.H4]/[.B4]*100" office:value-type="float" office:value="61.5213953488372" calcext:value-type="float">
            <text:p>61,5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4000" calcext:value-type="float">
            <text:p>4000,00</text:p>
          </table:table-cell>
          <table:table-cell table:style-name="ce2" office:value-type="float" office:value="92" calcext:value-type="float">
            <text:p>92,00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92" calcext:value-type="float">
            <text:p>92,00</text:p>
          </table:table-cell>
          <table:table-cell table:style-name="ce2" table:formula="of:=[.C5]*[.D5]" office:value-type="float" office:value="26.68" calcext:value-type="float">
            <text:p>26,68</text:p>
          </table:table-cell>
          <table:table-cell table:style-name="ce2" table:formula="of:=26*[.C5]*[.C5]" office:value-type="float" office:value="2.1866" calcext:value-type="float">
            <text:p>2,19</text:p>
          </table:table-cell>
          <table:table-cell table:style-name="ce2" table:formula="of:=1.2*[.A5]*[.A5]*10^(-6)+1.1*[.A5]*10^(-3)" office:value-type="float" office:value="23.6" calcext:value-type="float">
            <text:p>23,60</text:p>
          </table:table-cell>
          <table:table-cell table:style-name="ce2" table:formula="of:=[.E5]+[.F5]+[.G5]" office:value-type="float" office:value="52.4666" calcext:value-type="float">
            <text:p>52,47</text:p>
          </table:table-cell>
          <table:table-cell table:style-name="ce2" table:formula="of:=3.14*[.A5]/30" office:value-type="float" office:value="418.666666666667" calcext:value-type="float">
            <text:p>418,67</text:p>
          </table:table-cell>
          <table:table-cell table:style-name="ce2" table:formula="of:=[.H5]/[.I5]" office:value-type="float" office:value="0.125318312101911" calcext:value-type="float">
            <text:p>0,13</text:p>
          </table:table-cell>
          <table:table-cell table:style-name="ce2" table:formula="of:=[.H5]/[.B5]*100" office:value-type="float" office:value="57.0289130434783" calcext:value-type="float">
            <text:p>57,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750" calcext:value-type="float">
            <text:p>3750,00</text:p>
          </table:table-cell>
          <table:table-cell table:style-name="ce2" office:value-type="float" office:value="98" calcext:value-type="float">
            <text:p>98,00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5" calcext:value-type="float">
            <text:p>85,00</text:p>
          </table:table-cell>
          <table:table-cell table:style-name="ce2" table:formula="of:=[.C6]*[.D6]" office:value-type="float" office:value="29.75" calcext:value-type="float">
            <text:p>29,75</text:p>
          </table:table-cell>
          <table:table-cell table:style-name="ce2" table:formula="of:=26*[.C6]*[.C6]" office:value-type="float" office:value="3.185" calcext:value-type="float">
            <text:p>3,19</text:p>
          </table:table-cell>
          <table:table-cell table:style-name="ce2" table:formula="of:=1.2*[.A6]*[.A6]*10^(-6)+1.1*[.A6]*10^(-3)" office:value-type="float" office:value="21" calcext:value-type="float">
            <text:p>21,00</text:p>
          </table:table-cell>
          <table:table-cell table:style-name="ce2" table:formula="of:=[.E6]+[.F6]+[.G6]" office:value-type="float" office:value="53.935" calcext:value-type="float">
            <text:p>53,94</text:p>
          </table:table-cell>
          <table:table-cell table:style-name="ce2" table:formula="of:=3.14*[.A6]/30" office:value-type="float" office:value="392.5" calcext:value-type="float">
            <text:p>392,50</text:p>
          </table:table-cell>
          <table:table-cell table:style-name="ce2" table:formula="of:=[.H6]/[.I6]" office:value-type="float" office:value="0.137414012738854" calcext:value-type="float">
            <text:p>0,14</text:p>
          </table:table-cell>
          <table:table-cell table:style-name="ce2" table:formula="of:=[.H6]/[.B6]*100" office:value-type="float" office:value="55.0357142857143" calcext:value-type="float">
            <text:p>55,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500" calcext:value-type="float">
            <text:p>3500,00</text:p>
          </table:table-cell>
          <table:table-cell table:style-name="ce2" office:value-type="float" office:value="106" calcext:value-type="float">
            <text:p>106,00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77" calcext:value-type="float">
            <text:p>77,00</text:p>
          </table:table-cell>
          <table:table-cell table:style-name="ce2" table:formula="of:=[.C7]*[.D7]" office:value-type="float" office:value="32.34" calcext:value-type="float">
            <text:p>32,34</text:p>
          </table:table-cell>
          <table:table-cell table:style-name="ce2" table:formula="of:=26*[.C7]*[.C7]" office:value-type="float" office:value="4.5864" calcext:value-type="float">
            <text:p>4,59</text:p>
          </table:table-cell>
          <table:table-cell table:style-name="ce2" table:formula="of:=1.2*[.A7]*[.A7]*10^(-6)+1.1*[.A7]*10^(-3)" office:value-type="float" office:value="18.55" calcext:value-type="float">
            <text:p>18,55</text:p>
          </table:table-cell>
          <table:table-cell table:style-name="ce2" table:formula="of:=[.E7]+[.F7]+[.G7]" office:value-type="float" office:value="55.4764" calcext:value-type="float">
            <text:p>55,48</text:p>
          </table:table-cell>
          <table:table-cell table:style-name="ce2" table:formula="of:=3.14*[.A7]/30" office:value-type="float" office:value="366.333333333333" calcext:value-type="float">
            <text:p>366,33</text:p>
          </table:table-cell>
          <table:table-cell table:style-name="ce2" table:formula="of:=[.H7]/[.I7]" office:value-type="float" office:value="0.151436942675159" calcext:value-type="float">
            <text:p>0,15</text:p>
          </table:table-cell>
          <table:table-cell table:style-name="ce2" table:formula="of:=[.H7]/[.B7]*100" office:value-type="float" office:value="52.3362264150943" calcext:value-type="float">
            <text:p>52,3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250" calcext:value-type="float">
            <text:p>3250,00</text:p>
          </table:table-cell>
          <table:table-cell table:style-name="ce2" office:value-type="float" office:value="114" calcext:value-type="float">
            <text:p>114,0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69" calcext:value-type="float">
            <text:p>69,00</text:p>
          </table:table-cell>
          <table:table-cell table:style-name="ce2" table:formula="of:=[.C8]*[.D8]" office:value-type="float" office:value="34.5" calcext:value-type="float">
            <text:p>34,50</text:p>
          </table:table-cell>
          <table:table-cell table:style-name="ce2" table:formula="of:=26*[.C8]*[.C8]" office:value-type="float" office:value="6.5" calcext:value-type="float">
            <text:p>6,50</text:p>
          </table:table-cell>
          <table:table-cell table:style-name="ce2" table:formula="of:=1.2*[.A8]*[.A8]*10^(-6)+1.1*[.A8]*10^(-3)" office:value-type="float" office:value="16.25" calcext:value-type="float">
            <text:p>16,25</text:p>
          </table:table-cell>
          <table:table-cell table:style-name="ce2" table:formula="of:=[.E8]+[.F8]+[.G8]" office:value-type="float" office:value="57.25" calcext:value-type="float">
            <text:p>57,25</text:p>
          </table:table-cell>
          <table:table-cell table:style-name="ce2" table:formula="of:=3.14*[.A8]/30" office:value-type="float" office:value="340.166666666667" calcext:value-type="float">
            <text:p>340,17</text:p>
          </table:table-cell>
          <table:table-cell table:style-name="ce2" table:formula="of:=[.H8]/[.I8]" office:value-type="float" office:value="0.168299853013229" calcext:value-type="float">
            <text:p>0,17</text:p>
          </table:table-cell>
          <table:table-cell table:style-name="ce2" table:formula="of:=[.H8]/[.B8]*100" office:value-type="float" office:value="50.219298245614" calcext:value-type="float">
            <text:p>50,2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000" calcext:value-type="float">
            <text:p>3000,00</text:p>
          </table:table-cell>
          <table:table-cell table:style-name="ce2" office:value-type="float" office:value="122" calcext:value-type="float">
            <text:p>122,00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61" calcext:value-type="float">
            <text:p>61,00</text:p>
          </table:table-cell>
          <table:table-cell table:style-name="ce2" table:formula="of:=[.C9]*[.D9]" office:value-type="float" office:value="34.77" calcext:value-type="float">
            <text:p>34,77</text:p>
          </table:table-cell>
          <table:table-cell table:style-name="ce2" table:formula="of:=26*[.C9]*[.C9]" office:value-type="float" office:value="8.4474" calcext:value-type="float">
            <text:p>8,45</text:p>
          </table:table-cell>
          <table:table-cell table:style-name="ce2" table:formula="of:=1.2*[.A9]*[.A9]*10^(-6)+1.1*[.A9]*10^(-3)" office:value-type="float" office:value="14.1" calcext:value-type="float">
            <text:p>14,10</text:p>
          </table:table-cell>
          <table:table-cell table:style-name="ce2" table:formula="of:=[.E9]+[.F9]+[.G9]" office:value-type="float" office:value="57.3174" calcext:value-type="float">
            <text:p>57,32</text:p>
          </table:table-cell>
          <table:table-cell table:style-name="ce2" table:formula="of:=3.14*[.A9]/30" office:value-type="float" office:value="314" calcext:value-type="float">
            <text:p>314,00</text:p>
          </table:table-cell>
          <table:table-cell table:style-name="ce2" table:formula="of:=[.H9]/[.I9]" office:value-type="float" office:value="0.18253949044586" calcext:value-type="float">
            <text:p>0,18</text:p>
          </table:table-cell>
          <table:table-cell table:style-name="ce2" table:formula="of:=[.H9]/[.B9]*100" office:value-type="float" office:value="46.9814754098361" calcext:value-type="float">
            <text:p>46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750" calcext:value-type="float">
            <text:p>2750,00</text:p>
          </table:table-cell>
          <table:table-cell table:style-name="ce2" office:value-type="float" office:value="130" calcext:value-type="float">
            <text:p>130,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50" calcext:value-type="float">
            <text:p>50,00</text:p>
          </table:table-cell>
          <table:table-cell table:style-name="ce2" table:formula="of:=[.C10]*[.D10]" office:value-type="float" office:value="32.5" calcext:value-type="float">
            <text:p>32,50</text:p>
          </table:table-cell>
          <table:table-cell table:style-name="ce2" table:formula="of:=26*[.C10]*[.C10]" office:value-type="float" office:value="10.985" calcext:value-type="float">
            <text:p>10,99</text:p>
          </table:table-cell>
          <table:table-cell table:style-name="ce2" table:formula="of:=1.2*[.A10]*[.A10]*10^(-6)+1.1*[.A10]*10^(-3)" office:value-type="float" office:value="12.1" calcext:value-type="float">
            <text:p>12,10</text:p>
          </table:table-cell>
          <table:table-cell table:style-name="ce2" table:formula="of:=[.E10]+[.F10]+[.G10]" office:value-type="float" office:value="55.585" calcext:value-type="float">
            <text:p>55,59</text:p>
          </table:table-cell>
          <table:table-cell table:style-name="ce2" table:formula="of:=3.14*[.A10]/30" office:value-type="float" office:value="287.833333333333" calcext:value-type="float">
            <text:p>287,83</text:p>
          </table:table-cell>
          <table:table-cell table:style-name="ce2" table:formula="of:=[.H10]/[.I10]" office:value-type="float" office:value="0.193115228720324" calcext:value-type="float">
            <text:p>0,19</text:p>
          </table:table-cell>
          <table:table-cell table:style-name="ce2" table:formula="of:=[.H10]/[.B10]*100" office:value-type="float" office:value="42.7576923076923" calcext:value-type="float">
            <text:p>42,7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500" calcext:value-type="float">
            <text:p>2500,00</text:p>
          </table:table-cell>
          <table:table-cell table:style-name="ce2" office:value-type="float" office:value="136" calcext:value-type="float">
            <text:p>136,00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43" calcext:value-type="float">
            <text:p>43,00</text:p>
          </table:table-cell>
          <table:table-cell table:style-name="ce2" table:formula="of:=[.C11]*[.D11]" office:value-type="float" office:value="30.1" calcext:value-type="float">
            <text:p>30,10</text:p>
          </table:table-cell>
          <table:table-cell table:style-name="ce2" table:formula="of:=26*[.C11]*[.C11]" office:value-type="float" office:value="12.74" calcext:value-type="float">
            <text:p>12,74</text:p>
          </table:table-cell>
          <table:table-cell table:style-name="ce2" table:formula="of:=1.2*[.A11]*[.A11]*10^(-6)+1.1*[.A11]*10^(-3)" office:value-type="float" office:value="10.25" calcext:value-type="float">
            <text:p>10,25</text:p>
          </table:table-cell>
          <table:table-cell table:style-name="ce2" table:formula="of:=[.E11]+[.F11]+[.G11]" office:value-type="float" office:value="53.09" calcext:value-type="float">
            <text:p>53,09</text:p>
          </table:table-cell>
          <table:table-cell table:style-name="ce2" table:formula="of:=3.14*[.A11]/30" office:value-type="float" office:value="261.666666666667" calcext:value-type="float">
            <text:p>261,67</text:p>
          </table:table-cell>
          <table:table-cell table:style-name="ce2" table:formula="of:=[.H11]/[.I11]" office:value-type="float" office:value="0.202891719745223" calcext:value-type="float">
            <text:p>0,20</text:p>
          </table:table-cell>
          <table:table-cell table:style-name="ce2" table:formula="of:=[.H11]/[.B11]*100" office:value-type="float" office:value="39.0367647058824" calcext:value-type="float">
            <text:p>39,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6" table:number-columns-repeated="6"/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1" table:number-rows-spanned="1">
            <text:p>zasilanie napieciem przemiennym U = 128 V</text:p>
          </table:table-cell>
          <table:covered-table-cell table:style-name="ce2"/>
          <table:covered-table-cell table:number-columns-repeated="2" table:style-name="ce5"/>
          <table:covered-table-cell table:number-columns-repeated="6" table:style-name="ce2"/>
          <table:covered-table-cell table:style-name="ce5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pobsil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Pod</text:p>
          </table:table-cell>
          <table:table-cell table:style-name="ce2" office:value-type="string" calcext:value-type="string">
            <text:p>Pcu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pod</text:p>
          </table:table-cell>
          <table:table-cell table:style-name="ce2" office:value-type="string" calcext:value-type="string">
            <text:p>omega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4000" calcext:value-type="float">
            <text:p>4000,00</text:p>
          </table:table-cell>
          <table:table-cell table:style-name="ce2" office:value-type="float" office:value="72" calcext:value-type="float">
            <text:p>72,0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95" calcext:value-type="float">
            <text:p>95,00</text:p>
          </table:table-cell>
          <table:table-cell table:style-name="ce2" table:formula="of:=[.C15]*[.D15]" office:value-type="float" office:value="19" calcext:value-type="float">
            <text:p>19,00</text:p>
          </table:table-cell>
          <table:table-cell table:style-name="ce2" table:formula="of:=26*[.C15]*[.C15]" office:value-type="float" office:value="1.04" calcext:value-type="float">
            <text:p>1,04</text:p>
          </table:table-cell>
          <table:table-cell table:style-name="ce2" table:formula="of:=1.2*[.A15]*[.A15]*10^(-6)+1.1*[.A15]*10^(-3)" office:value-type="float" office:value="23.6" calcext:value-type="float">
            <text:p>23,60</text:p>
          </table:table-cell>
          <table:table-cell table:style-name="ce2" table:formula="of:=[.E15]+[.F15]+[.G15]" office:value-type="float" office:value="43.64" calcext:value-type="float">
            <text:p>43,64</text:p>
          </table:table-cell>
          <table:table-cell table:style-name="ce2" table:formula="of:=3.14*[.A15]/30" office:value-type="float" office:value="418.666666666667" calcext:value-type="float">
            <text:p>418,67</text:p>
          </table:table-cell>
          <table:table-cell table:style-name="ce2" table:formula="of:=[.H15]/[.I15]" office:value-type="float" office:value="0.104235668789809" calcext:value-type="float">
            <text:p>0,10</text:p>
          </table:table-cell>
          <table:table-cell table:style-name="ce2" table:formula="of:=[.H15]/[.B15]*100" office:value-type="float" office:value="60.6111111111111" calcext:value-type="float">
            <text:p>60,6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750" calcext:value-type="float">
            <text:p>3750,00</text:p>
          </table:table-cell>
          <table:table-cell table:style-name="ce2" office:value-type="float" office:value="76" calcext:value-type="float">
            <text:p>76,00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85" calcext:value-type="float">
            <text:p>85,00</text:p>
          </table:table-cell>
          <table:table-cell table:style-name="ce2" table:formula="of:=[.C16]*[.D16]" office:value-type="float" office:value="21.25" calcext:value-type="float">
            <text:p>21,25</text:p>
          </table:table-cell>
          <table:table-cell table:style-name="ce2" table:formula="of:=26*[.C16]*[.C16]" office:value-type="float" office:value="1.625" calcext:value-type="float">
            <text:p>1,63</text:p>
          </table:table-cell>
          <table:table-cell table:style-name="ce2" table:formula="of:=1.2*[.A16]*[.A16]*10^(-6)+1.1*[.A16]*10^(-3)" office:value-type="float" office:value="21" calcext:value-type="float">
            <text:p>21,00</text:p>
          </table:table-cell>
          <table:table-cell table:style-name="ce2" table:formula="of:=[.E16]+[.F16]+[.G16]" office:value-type="float" office:value="43.875" calcext:value-type="float">
            <text:p>43,88</text:p>
          </table:table-cell>
          <table:table-cell table:style-name="ce2" table:formula="of:=3.14*[.A16]/30" office:value-type="float" office:value="392.5" calcext:value-type="float">
            <text:p>392,50</text:p>
          </table:table-cell>
          <table:table-cell table:style-name="ce2" table:formula="of:=[.H16]/[.I16]" office:value-type="float" office:value="0.111783439490446" calcext:value-type="float">
            <text:p>0,11</text:p>
          </table:table-cell>
          <table:table-cell table:style-name="ce2" table:formula="of:=[.H16]/[.B16]*100" office:value-type="float" office:value="57.7302631578947" calcext:value-type="float">
            <text:p>57,7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500" calcext:value-type="float">
            <text:p>3500,00</text:p>
          </table:table-cell>
          <table:table-cell table:style-name="ce2" office:value-type="float" office:value="80" calcext:value-type="float">
            <text:p>80,00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80" calcext:value-type="float">
            <text:p>80,00</text:p>
          </table:table-cell>
          <table:table-cell table:style-name="ce2" table:formula="of:=[.C17]*[.D17]" office:value-type="float" office:value="23.2" calcext:value-type="float">
            <text:p>23,20</text:p>
          </table:table-cell>
          <table:table-cell table:style-name="ce2" table:formula="of:=26*[.C17]*[.C17]" office:value-type="float" office:value="2.1866" calcext:value-type="float">
            <text:p>2,19</text:p>
          </table:table-cell>
          <table:table-cell table:style-name="ce2" table:formula="of:=1.2*[.A17]*[.A17]*10^(-6)+1.1*[.A17]*10^(-3)" office:value-type="float" office:value="18.55" calcext:value-type="float">
            <text:p>18,55</text:p>
          </table:table-cell>
          <table:table-cell table:style-name="ce2" table:formula="of:=[.E17]+[.F17]+[.G17]" office:value-type="float" office:value="43.9366" calcext:value-type="float">
            <text:p>43,94</text:p>
          </table:table-cell>
          <table:table-cell table:style-name="ce2" table:formula="of:=3.14*[.A17]/30" office:value-type="float" office:value="366.333333333333" calcext:value-type="float">
            <text:p>366,33</text:p>
          </table:table-cell>
          <table:table-cell table:style-name="ce2" table:formula="of:=[.H17]/[.I17]" office:value-type="float" office:value="0.119936123748863" calcext:value-type="float">
            <text:p>0,12</text:p>
          </table:table-cell>
          <table:table-cell table:style-name="ce2" table:formula="of:=[.H17]/[.B17]*100" office:value-type="float" office:value="54.92075" calcext:value-type="float">
            <text:p>54,9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250" calcext:value-type="float">
            <text:p>3250,00</text:p>
          </table:table-cell>
          <table:table-cell table:style-name="ce2" office:value-type="float" office:value="82" calcext:value-type="float">
            <text:p>82,00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70" calcext:value-type="float">
            <text:p>70,00</text:p>
          </table:table-cell>
          <table:table-cell table:style-name="ce2" table:formula="of:=[.C18]*[.D18]" office:value-type="float" office:value="23.1" calcext:value-type="float">
            <text:p>23,10</text:p>
          </table:table-cell>
          <table:table-cell table:style-name="ce2" table:formula="of:=26*[.C18]*[.C18]" office:value-type="float" office:value="2.8314" calcext:value-type="float">
            <text:p>2,83</text:p>
          </table:table-cell>
          <table:table-cell table:style-name="ce2" table:formula="of:=1.2*[.A18]*[.A18]*10^(-6)+1.1*[.A18]*10^(-3)" office:value-type="float" office:value="16.25" calcext:value-type="float">
            <text:p>16,25</text:p>
          </table:table-cell>
          <table:table-cell table:style-name="ce2" table:formula="of:=[.E18]+[.F18]+[.G18]" office:value-type="float" office:value="42.1814" calcext:value-type="float">
            <text:p>42,18</text:p>
          </table:table-cell>
          <table:table-cell table:style-name="ce2" table:formula="of:=3.14*[.A18]/30" office:value-type="float" office:value="340.166666666667" calcext:value-type="float">
            <text:p>340,17</text:p>
          </table:table-cell>
          <table:table-cell table:style-name="ce2" table:formula="of:=[.H18]/[.I18]" office:value-type="float" office:value="0.124002155805977" calcext:value-type="float">
            <text:p>0,12</text:p>
          </table:table-cell>
          <table:table-cell table:style-name="ce2" table:formula="of:=[.H18]/[.B18]*100" office:value-type="float" office:value="51.4407317073171" calcext:value-type="float">
            <text:p>51,4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000" calcext:value-type="float">
            <text:p>3000,00</text:p>
          </table:table-cell>
          <table:table-cell table:style-name="ce2" office:value-type="float" office:value="82" calcext:value-type="float">
            <text:p>82,00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65" calcext:value-type="float">
            <text:p>65,00</text:p>
          </table:table-cell>
          <table:table-cell table:style-name="ce2" table:formula="of:=[.C19]*[.D19]" office:value-type="float" office:value="23.4" calcext:value-type="float">
            <text:p>23,40</text:p>
          </table:table-cell>
          <table:table-cell table:style-name="ce2" table:formula="of:=26*[.C19]*[.C19]" office:value-type="float" office:value="3.3696" calcext:value-type="float">
            <text:p>3,37</text:p>
          </table:table-cell>
          <table:table-cell table:style-name="ce2" table:formula="of:=1.2*[.A19]*[.A19]*10^(-6)+1.1*[.A19]*10^(-3)" office:value-type="float" office:value="14.1" calcext:value-type="float">
            <text:p>14,10</text:p>
          </table:table-cell>
          <table:table-cell table:style-name="ce2" table:formula="of:=[.E19]+[.F19]+[.G19]" office:value-type="float" office:value="40.8696" calcext:value-type="float">
            <text:p>40,87</text:p>
          </table:table-cell>
          <table:table-cell table:style-name="ce2" table:formula="of:=3.14*[.A19]/30" office:value-type="float" office:value="314" calcext:value-type="float">
            <text:p>314,00</text:p>
          </table:table-cell>
          <table:table-cell table:style-name="ce2" table:formula="of:=[.H19]/[.I19]" office:value-type="float" office:value="0.130157961783439" calcext:value-type="float">
            <text:p>0,13</text:p>
          </table:table-cell>
          <table:table-cell table:style-name="ce2" table:formula="of:=[.H19]/[.B19]*100" office:value-type="float" office:value="49.8409756097561" calcext:value-type="float">
            <text:p>49,8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750" calcext:value-type="float">
            <text:p>2750,00</text:p>
          </table:table-cell>
          <table:table-cell table:style-name="ce2" office:value-type="float" office:value="84" calcext:value-type="float">
            <text:p>84,00</text:p>
          </table:table-cell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57" calcext:value-type="float">
            <text:p>57,00</text:p>
          </table:table-cell>
          <table:table-cell table:style-name="ce2" table:formula="of:=[.C20]*[.D20]" office:value-type="float" office:value="22.8" calcext:value-type="float">
            <text:p>22,80</text:p>
          </table:table-cell>
          <table:table-cell table:style-name="ce2" table:formula="of:=26*[.C20]*[.C20]" office:value-type="float" office:value="4.16" calcext:value-type="float">
            <text:p>4,16</text:p>
          </table:table-cell>
          <table:table-cell table:style-name="ce2" table:formula="of:=1.2*[.A20]*[.A20]*10^(-6)+1.1*[.A20]*10^(-3)" office:value-type="float" office:value="12.1" calcext:value-type="float">
            <text:p>12,10</text:p>
          </table:table-cell>
          <table:table-cell table:style-name="ce2" table:formula="of:=[.E20]+[.F20]+[.G20]" office:value-type="float" office:value="39.06" calcext:value-type="float">
            <text:p>39,06</text:p>
          </table:table-cell>
          <table:table-cell table:style-name="ce2" table:formula="of:=3.14*[.A20]/30" office:value-type="float" office:value="287.833333333333" calcext:value-type="float">
            <text:p>287,83</text:p>
          </table:table-cell>
          <table:table-cell table:style-name="ce2" table:formula="of:=[.H20]/[.I20]" office:value-type="float" office:value="0.135703532136653" calcext:value-type="float">
            <text:p>0,14</text:p>
          </table:table-cell>
          <table:table-cell table:style-name="ce2" table:formula="of:=[.H20]/[.B20]*100" office:value-type="float" office:value="46.5" calcext:value-type="float">
            <text:p>46,5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500" calcext:value-type="float">
            <text:p>2500,00</text:p>
          </table:table-cell>
          <table:table-cell table:style-name="ce2" office:value-type="float" office:value="89" calcext:value-type="float">
            <text:p>89,00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50" calcext:value-type="float">
            <text:p>50,00</text:p>
          </table:table-cell>
          <table:table-cell table:style-name="ce2" table:formula="of:=[.C21]*[.D21]" office:value-type="float" office:value="22" calcext:value-type="float">
            <text:p>22,00</text:p>
          </table:table-cell>
          <table:table-cell table:style-name="ce2" table:formula="of:=26*[.C21]*[.C21]" office:value-type="float" office:value="5.0336" calcext:value-type="float">
            <text:p>5,03</text:p>
          </table:table-cell>
          <table:table-cell table:style-name="ce2" table:formula="of:=1.2*[.A21]*[.A21]*10^(-6)+1.1*[.A21]*10^(-3)" office:value-type="float" office:value="10.25" calcext:value-type="float">
            <text:p>10,25</text:p>
          </table:table-cell>
          <table:table-cell table:style-name="ce2" table:formula="of:=[.E21]+[.F21]+[.G21]" office:value-type="float" office:value="37.2836" calcext:value-type="float">
            <text:p>37,28</text:p>
          </table:table-cell>
          <table:table-cell table:style-name="ce2" table:formula="of:=3.14*[.A21]/30" office:value-type="float" office:value="261.666666666667" calcext:value-type="float">
            <text:p>261,67</text:p>
          </table:table-cell>
          <table:table-cell table:style-name="ce2" table:formula="of:=[.H21]/[.I21]" office:value-type="float" office:value="0.142485095541401" calcext:value-type="float">
            <text:p>0,14</text:p>
          </table:table-cell>
          <table:table-cell table:style-name="ce2" table:formula="of:=[.H21]/[.B21]*100" office:value-type="float" office:value="41.8916853932584" calcext:value-type="float">
            <text:p>41,8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250" calcext:value-type="float">
            <text:p>2250,00</text:p>
          </table:table-cell>
          <table:table-cell table:style-name="ce2" office:value-type="float" office:value="91" calcext:value-type="float">
            <text:p>91,00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43" calcext:value-type="float">
            <text:p>43,00</text:p>
          </table:table-cell>
          <table:table-cell table:style-name="ce2" table:formula="of:=[.C22]*[.D22]" office:value-type="float" office:value="20.64" calcext:value-type="float">
            <text:p>20,64</text:p>
          </table:table-cell>
          <table:table-cell table:style-name="ce2" table:formula="of:=26*[.C22]*[.C22]" office:value-type="float" office:value="5.9904" calcext:value-type="float">
            <text:p>5,99</text:p>
          </table:table-cell>
          <table:table-cell table:style-name="ce2" table:formula="of:=1.2*[.A22]*[.A22]*10^(-6)+1.1*[.A22]*10^(-3)" office:value-type="float" office:value="8.55" calcext:value-type="float">
            <text:p>8,55</text:p>
          </table:table-cell>
          <table:table-cell table:style-name="ce2" table:formula="of:=[.E22]+[.F22]+[.G22]" office:value-type="float" office:value="35.1804" calcext:value-type="float">
            <text:p>35,18</text:p>
          </table:table-cell>
          <table:table-cell table:style-name="ce2" table:formula="of:=3.14*[.A22]/30" office:value-type="float" office:value="235.5" calcext:value-type="float">
            <text:p>235,50</text:p>
          </table:table-cell>
          <table:table-cell table:style-name="ce2" table:formula="of:=[.H22]/[.I22]" office:value-type="float" office:value="0.149385987261146" calcext:value-type="float">
            <text:p>0,15</text:p>
          </table:table-cell>
          <table:table-cell table:style-name="ce2" table:formula="of:=[.H22]/[.B22]*100" office:value-type="float" office:value="38.6597802197802" calcext:value-type="float">
            <text:p>38,6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6" table:number-columns-repeated="6"/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1" table:number-rows-spanned="1">
            <text:p>zasilanie z regulatora tyrystorowego</text:p>
          </table:table-cell>
          <table:covered-table-cell table:style-name="ce2"/>
          <table:covered-table-cell table:number-columns-repeated="2" table:style-name="ce5"/>
          <table:covered-table-cell table:number-columns-repeated="6" table:style-name="ce2"/>
          <table:covered-table-cell table:style-name="ce5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pobsil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Pod</text:p>
          </table:table-cell>
          <table:table-cell table:style-name="ce2" office:value-type="string" calcext:value-type="string">
            <text:p>Pcu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pod</text:p>
          </table:table-cell>
          <table:table-cell table:style-name="ce2" office:value-type="string" calcext:value-type="string">
            <text:p>omega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600" calcext:value-type="float">
            <text:p>3600,00</text:p>
          </table:table-cell>
          <table:table-cell table:style-name="ce2" office:value-type="float" office:value="64" calcext:value-type="float">
            <text:p>64,00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85" calcext:value-type="float">
            <text:p>85,00</text:p>
          </table:table-cell>
          <table:table-cell table:style-name="ce2" table:formula="of:=[.C26]*[.D26]" office:value-type="float" office:value="15.3" calcext:value-type="float">
            <text:p>15,30</text:p>
          </table:table-cell>
          <table:table-cell table:style-name="ce2" table:formula="of:=26*[.C26]*[.C26]" office:value-type="float" office:value="0.8424" calcext:value-type="float">
            <text:p>0,84</text:p>
          </table:table-cell>
          <table:table-cell table:style-name="ce2" table:formula="of:=1.2*[.A26]*[.A26]*10^(-6)+1.1*[.A26]*10^(-3)" office:value-type="float" office:value="19.512" calcext:value-type="float">
            <text:p>19,51</text:p>
          </table:table-cell>
          <table:table-cell table:style-name="ce2" table:formula="of:=[.E26]+[.F26]+[.G26]" office:value-type="float" office:value="35.6544" calcext:value-type="float">
            <text:p>35,65</text:p>
          </table:table-cell>
          <table:table-cell table:style-name="ce2" table:formula="of:=3.14*[.A26]/30" office:value-type="float" office:value="376.8" calcext:value-type="float">
            <text:p>376,80</text:p>
          </table:table-cell>
          <table:table-cell table:style-name="ce2" table:formula="of:=[.H26]/[.I26]" office:value-type="float" office:value="0.094624203821656" calcext:value-type="float">
            <text:p>0,09</text:p>
          </table:table-cell>
          <table:table-cell table:style-name="ce2" table:formula="of:=[.H26]/[.B26]*100" office:value-type="float" office:value="55.71" calcext:value-type="float">
            <text:p>55,7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450" calcext:value-type="float">
            <text:p>3450,00</text:p>
          </table:table-cell>
          <table:table-cell table:style-name="ce2" office:value-type="float" office:value="64" calcext:value-type="float">
            <text:p>64,00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80" calcext:value-type="float">
            <text:p>80,00</text:p>
          </table:table-cell>
          <table:table-cell table:style-name="ce2" table:formula="of:=[.C27]*[.D27]" office:value-type="float" office:value="15.2" calcext:value-type="float">
            <text:p>15,20</text:p>
          </table:table-cell>
          <table:table-cell table:style-name="ce2" table:formula="of:=26*[.C27]*[.C27]" office:value-type="float" office:value="0.9386" calcext:value-type="float">
            <text:p>0,94</text:p>
          </table:table-cell>
          <table:table-cell table:style-name="ce2" table:formula="of:=1.2*[.A27]*[.A27]*10^(-6)+1.1*[.A27]*10^(-3)" office:value-type="float" office:value="18.078" calcext:value-type="float">
            <text:p>18,08</text:p>
          </table:table-cell>
          <table:table-cell table:style-name="ce2" table:formula="of:=[.E27]+[.F27]+[.G27]" office:value-type="float" office:value="34.2166" calcext:value-type="float">
            <text:p>34,22</text:p>
          </table:table-cell>
          <table:table-cell table:style-name="ce2" table:formula="of:=3.14*[.A27]/30" office:value-type="float" office:value="361.1" calcext:value-type="float">
            <text:p>361,10</text:p>
          </table:table-cell>
          <table:table-cell table:style-name="ce2" table:formula="of:=[.H27]/[.I27]" office:value-type="float" office:value="0.09475657712545" calcext:value-type="float">
            <text:p>0,09</text:p>
          </table:table-cell>
          <table:table-cell table:style-name="ce2" table:formula="of:=[.H27]/[.B27]*100" office:value-type="float" office:value="53.4634375" calcext:value-type="float">
            <text:p>53,4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300" calcext:value-type="float">
            <text:p>3300,00</text:p>
          </table:table-cell>
          <table:table-cell table:style-name="ce2" office:value-type="float" office:value="64" calcext:value-type="float">
            <text:p>64,0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77" calcext:value-type="float">
            <text:p>77,00</text:p>
          </table:table-cell>
          <table:table-cell table:style-name="ce2" table:formula="of:=[.C28]*[.D28]" office:value-type="float" office:value="15.4" calcext:value-type="float">
            <text:p>15,40</text:p>
          </table:table-cell>
          <table:table-cell table:style-name="ce2" table:formula="of:=26*[.C28]*[.C28]" office:value-type="float" office:value="1.04" calcext:value-type="float">
            <text:p>1,04</text:p>
          </table:table-cell>
          <table:table-cell table:style-name="ce2" table:formula="of:=1.2*[.A28]*[.A28]*10^(-6)+1.1*[.A28]*10^(-3)" office:value-type="float" office:value="16.698" calcext:value-type="float">
            <text:p>16,70</text:p>
          </table:table-cell>
          <table:table-cell table:style-name="ce2" table:formula="of:=[.E28]+[.F28]+[.G28]" office:value-type="float" office:value="33.138" calcext:value-type="float">
            <text:p>33,14</text:p>
          </table:table-cell>
          <table:table-cell table:style-name="ce2" table:formula="of:=3.14*[.A28]/30" office:value-type="float" office:value="345.4" calcext:value-type="float">
            <text:p>345,40</text:p>
          </table:table-cell>
          <table:table-cell table:style-name="ce2" table:formula="of:=[.H28]/[.I28]" office:value-type="float" office:value="0.0959409380428489" calcext:value-type="float">
            <text:p>0,10</text:p>
          </table:table-cell>
          <table:table-cell table:style-name="ce2" table:formula="of:=[.H28]/[.B28]*100" office:value-type="float" office:value="51.778125" calcext:value-type="float">
            <text:p>51,7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150" calcext:value-type="float">
            <text:p>3150,00</text:p>
          </table:table-cell>
          <table:table-cell table:style-name="ce2" office:value-type="float" office:value="65" calcext:value-type="float">
            <text:p>65,00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73" calcext:value-type="float">
            <text:p>73,00</text:p>
          </table:table-cell>
          <table:table-cell table:style-name="ce2" table:formula="of:=[.C29]*[.D29]" office:value-type="float" office:value="16.06" calcext:value-type="float">
            <text:p>16,06</text:p>
          </table:table-cell>
          <table:table-cell table:style-name="ce2" table:formula="of:=26*[.C29]*[.C29]" office:value-type="float" office:value="1.2584" calcext:value-type="float">
            <text:p>1,26</text:p>
          </table:table-cell>
          <table:table-cell table:style-name="ce2" table:formula="of:=1.2*[.A29]*[.A29]*10^(-6)+1.1*[.A29]*10^(-3)" office:value-type="float" office:value="15.372" calcext:value-type="float">
            <text:p>15,37</text:p>
          </table:table-cell>
          <table:table-cell table:style-name="ce2" table:formula="of:=[.E29]+[.F29]+[.G29]" office:value-type="float" office:value="32.6904" calcext:value-type="float">
            <text:p>32,69</text:p>
          </table:table-cell>
          <table:table-cell table:style-name="ce2" table:formula="of:=3.14*[.A29]/30" office:value-type="float" office:value="329.7" calcext:value-type="float">
            <text:p>329,70</text:p>
          </table:table-cell>
          <table:table-cell table:style-name="ce2" table:formula="of:=[.H29]/[.I29]" office:value-type="float" office:value="0.0991519563239308" calcext:value-type="float">
            <text:p>0,10</text:p>
          </table:table-cell>
          <table:table-cell table:style-name="ce2" table:formula="of:=[.H29]/[.B29]*100" office:value-type="float" office:value="50.2929230769231" calcext:value-type="float">
            <text:p>50,2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3000" calcext:value-type="float">
            <text:p>3000,00</text:p>
          </table:table-cell>
          <table:table-cell table:style-name="ce2" office:value-type="float" office:value="66" calcext:value-type="float">
            <text:p>66,00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67" calcext:value-type="float">
            <text:p>67,00</text:p>
          </table:table-cell>
          <table:table-cell table:style-name="ce2" table:formula="of:=[.C30]*[.D30]" office:value-type="float" office:value="16.08" calcext:value-type="float">
            <text:p>16,08</text:p>
          </table:table-cell>
          <table:table-cell table:style-name="ce2" table:formula="of:=26*[.C30]*[.C30]" office:value-type="float" office:value="1.4976" calcext:value-type="float">
            <text:p>1,50</text:p>
          </table:table-cell>
          <table:table-cell table:style-name="ce2" table:formula="of:=1.2*[.A30]*[.A30]*10^(-6)+1.1*[.A30]*10^(-3)" office:value-type="float" office:value="14.1" calcext:value-type="float">
            <text:p>14,10</text:p>
          </table:table-cell>
          <table:table-cell table:style-name="ce2" table:formula="of:=[.E30]+[.F30]+[.G30]" office:value-type="float" office:value="31.6776" calcext:value-type="float">
            <text:p>31,68</text:p>
          </table:table-cell>
          <table:table-cell table:style-name="ce2" table:formula="of:=3.14*[.A30]/30" office:value-type="float" office:value="314" calcext:value-type="float">
            <text:p>314,00</text:p>
          </table:table-cell>
          <table:table-cell table:style-name="ce2" table:formula="of:=[.H30]/[.I30]" office:value-type="float" office:value="0.100884076433121" calcext:value-type="float">
            <text:p>0,10</text:p>
          </table:table-cell>
          <table:table-cell table:style-name="ce2" table:formula="of:=[.H30]/[.B30]*100" office:value-type="float" office:value="47.9963636363636" calcext:value-type="float">
            <text:p>48,0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850" calcext:value-type="float">
            <text:p>2850,00</text:p>
          </table:table-cell>
          <table:table-cell table:style-name="ce2" office:value-type="float" office:value="65" calcext:value-type="float">
            <text:p>65,00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65" calcext:value-type="float">
            <text:p>65,00</text:p>
          </table:table-cell>
          <table:table-cell table:style-name="ce2" table:formula="of:=[.C31]*[.D31]" office:value-type="float" office:value="15.6" calcext:value-type="float">
            <text:p>15,60</text:p>
          </table:table-cell>
          <table:table-cell table:style-name="ce2" table:formula="of:=26*[.C31]*[.C31]" office:value-type="float" office:value="1.4976" calcext:value-type="float">
            <text:p>1,50</text:p>
          </table:table-cell>
          <table:table-cell table:style-name="ce2" table:formula="of:=1.2*[.A31]*[.A31]*10^(-6)+1.1*[.A31]*10^(-3)" office:value-type="float" office:value="12.882" calcext:value-type="float">
            <text:p>12,88</text:p>
          </table:table-cell>
          <table:table-cell table:style-name="ce2" table:formula="of:=[.E31]+[.F31]+[.G31]" office:value-type="float" office:value="29.9796" calcext:value-type="float">
            <text:p>29,98</text:p>
          </table:table-cell>
          <table:table-cell table:style-name="ce2" table:formula="of:=3.14*[.A31]/30" office:value-type="float" office:value="298.3" calcext:value-type="float">
            <text:p>298,30</text:p>
          </table:table-cell>
          <table:table-cell table:style-name="ce2" table:formula="of:=[.H31]/[.I31]" office:value-type="float" office:value="0.100501508548441" calcext:value-type="float">
            <text:p>0,10</text:p>
          </table:table-cell>
          <table:table-cell table:style-name="ce2" table:formula="of:=[.H31]/[.B31]*100" office:value-type="float" office:value="46.1224615384615" calcext:value-type="float">
            <text:p>46,1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700" calcext:value-type="float">
            <text:p>2700,00</text:p>
          </table:table-cell>
          <table:table-cell table:style-name="ce2" office:value-type="float" office:value="64" calcext:value-type="float">
            <text:p>64,00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60" calcext:value-type="float">
            <text:p>60,00</text:p>
          </table:table-cell>
          <table:table-cell table:style-name="ce2" table:formula="of:=[.C32]*[.D32]" office:value-type="float" office:value="15" calcext:value-type="float">
            <text:p>15,00</text:p>
          </table:table-cell>
          <table:table-cell table:style-name="ce2" table:formula="of:=26*[.C32]*[.C32]" office:value-type="float" office:value="1.625" calcext:value-type="float">
            <text:p>1,63</text:p>
          </table:table-cell>
          <table:table-cell table:style-name="ce2" table:formula="of:=1.2*[.A32]*[.A32]*10^(-6)+1.1*[.A32]*10^(-3)" office:value-type="float" office:value="11.718" calcext:value-type="float">
            <text:p>11,72</text:p>
          </table:table-cell>
          <table:table-cell table:style-name="ce2" table:formula="of:=[.E32]+[.F32]+[.G32]" office:value-type="float" office:value="28.343" calcext:value-type="float">
            <text:p>28,34</text:p>
          </table:table-cell>
          <table:table-cell table:style-name="ce2" table:formula="of:=3.14*[.A32]/30" office:value-type="float" office:value="282.6" calcext:value-type="float">
            <text:p>282,60</text:p>
          </table:table-cell>
          <table:table-cell table:style-name="ce2" table:formula="of:=[.H32]/[.I32]" office:value-type="float" office:value="0.100293701344657" calcext:value-type="float">
            <text:p>0,10</text:p>
          </table:table-cell>
          <table:table-cell table:style-name="ce2" table:formula="of:=[.H32]/[.B32]*100" office:value-type="float" office:value="44.2859375" calcext:value-type="float">
            <text:p>44,2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550" calcext:value-type="float">
            <text:p>2550,00</text:p>
          </table:table-cell>
          <table:table-cell table:style-name="ce2" office:value-type="float" office:value="64" calcext:value-type="float">
            <text:p>64,00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55" calcext:value-type="float">
            <text:p>55,00</text:p>
          </table:table-cell>
          <table:table-cell table:style-name="ce2" table:formula="of:=[.C33]*[.D33]" office:value-type="float" office:value="14.3" calcext:value-type="float">
            <text:p>14,30</text:p>
          </table:table-cell>
          <table:table-cell table:style-name="ce2" table:formula="of:=26*[.C33]*[.C33]" office:value-type="float" office:value="1.7576" calcext:value-type="float">
            <text:p>1,76</text:p>
          </table:table-cell>
          <table:table-cell table:style-name="ce2" table:formula="of:=1.2*[.A33]*[.A33]*10^(-6)+1.1*[.A33]*10^(-3)" office:value-type="float" office:value="10.608" calcext:value-type="float">
            <text:p>10,61</text:p>
          </table:table-cell>
          <table:table-cell table:style-name="ce2" table:formula="of:=[.E33]+[.F33]+[.G33]" office:value-type="float" office:value="26.6656" calcext:value-type="float">
            <text:p>26,67</text:p>
          </table:table-cell>
          <table:table-cell table:style-name="ce2" table:formula="of:=3.14*[.A33]/30" office:value-type="float" office:value="266.9" calcext:value-type="float">
            <text:p>266,90</text:p>
          </table:table-cell>
          <table:table-cell table:style-name="ce2" table:formula="of:=[.H33]/[.I33]" office:value-type="float" office:value="0.0999085799925066" calcext:value-type="float">
            <text:p>0,10</text:p>
          </table:table-cell>
          <table:table-cell table:style-name="ce2" table:formula="of:=[.H33]/[.B33]*100" office:value-type="float" office:value="41.665" calcext:value-type="float">
            <text:p>41,67</text:p>
          </table:table-cell>
          <table:table-cell table:style-name="Default"/>
          <table:table-cell table:number-columns-repeated="101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alfa</text:p>
          </table:table-cell>
          <table:table-cell table:number-columns-repeated="1022"/>
        </table:table-row>
        <table:table-row table:style-name="ro2">
          <table:table-cell office:value-type="float" office:value="6562" calcext:value-type="float">
            <text:p>6562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float" office:value="8125" calcext:value-type="float">
            <text:p>8125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 office:value-type="float" office:value="9688" calcext:value-type="float">
            <text:p>9688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office:value-type="float" office:value="10937" calcext:value-type="float">
            <text:p>10937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2">
          <table:table-cell office:value-type="float" office:value="12500" calcext:value-type="float">
            <text:p>1250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 office:value-type="float" office:value="14060" calcext:value-type="float">
            <text:p>14060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2">
          <table:table-cell office:value-type="float" office:value="15625" calcext:value-type="float">
            <text:p>15625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2">
          <table:table-cell office:value-type="float" office:value="16875" calcext:value-type="float">
            <text:p>16875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0:01:40</meta:creation-date>
    <meta:initial-creator>Pulpet</meta:initial-creator>
    <dc:language>pl-PL</dc:language>
    <dc:date>2015-05-17T23:38:40.731843565</dc:date>
    <meta:editing-cycles>5</meta:editing-cycles>
    <meta:editing-duration>PT1H31M50S</meta:editing-duration>
    <meta:generator>LibreOffice/4.2.8.2$Linux_X86_64 LibreOffice_project/420m0$Build-2</meta:generator>
    <meta:document-statistic meta:table-count="1" meta:cell-count="3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6cm" svg:height="15.514cm" xlink:href=".." xlink:type="simple" chart:class="chart:scatter" chart:style-name="ch1">
        <chart:title svg:x="9.333cm" svg:y="0.446cm" chart:style-name="ch2">
          <text:p>Moment w funkcji obrotów</text:p>
        </chart:title>
        <chart:legend svg:x="12.289cm" svg:y="13.058cm" style:legend-expansion="custom" chartooo:width="11.87cm" chartooo:height="1.974cm" style:legend-expansion-aspect-ratio="6.01317122593718" chart:style-name="ch3"/>
        <chart:plot-area chart:style-name="ch4" table:cell-range-address="Arkusz1.A4:Arkusz1.A11 Arkusz1.J4:Arkusz1.J11 Arkusz1.J15:Arkusz1.J22 Arkusz1.J26:Arkusz1.J33" chart:data-source-has-labels="row" svg:x="0.24cm" svg:y="1.306cm" svg:width="24.196cm" svg:height="11.752cm">
          <chartooo:coordinate-region svg:x="1.232cm" svg:y="1.536cm" svg:width="22.514cm" svg:height="10.813cm"/>
          <chart:axis chart:dimension="x" chart:name="primary-x" chart:style-name="ch5">
            <chart:title svg:x="11.487cm" svg:y="13.369cm" chart:style-name="ch6">
              <text:p>n [obr/min]</text:p>
            </chart:title>
          </chart:axis>
          <chart:axis chart:dimension="y" chart:name="primary-y" chart:style-name="ch5">
            <chart:title svg:x="0.001cm" svg:y="7.751cm" chart:style-name="ch7">
              <text:p>T [Nm]</text:p>
            </chart:title>
            <chart:grid chart:style-name="ch8" chart:class="major"/>
          </chart:axis>
          <chart:series chart:style-name="ch9" chart:values-cell-range-address="Arkusz1.J4:Arkusz1.J11" chart:label-cell-address="wyprostowane" chart:class="chart:scatter">
            <chart:domain table:cell-range-address="Arkusz1.A4:Arkusz1.A11"/>
            <chart:regression-curve chart:style-name="ch10"/>
            <chart:data-point chart:repeated="8"/>
          </chart:series>
          <chart:series chart:style-name="ch11" chart:values-cell-range-address="Arkusz1.J15:Arkusz1.J22" chart:label-cell-address="przemienne" chart:class="chart:scatter">
            <chart:domain table:cell-range-address="Arkusz1.A15:Arkusz1.A22"/>
            <chart:regression-curve chart:style-name="ch12"/>
            <chart:data-point chart:repeated="8"/>
          </chart:series>
          <chart:series chart:style-name="ch13" chart:values-cell-range-address="Arkusz1.J26:Arkusz1.J33" chart:label-cell-address="&quot;reg. tyrystorowy&quot;" chart:class="chart:scatter">
            <chart:domain table:cell-range-address="Arkusz1.A26:Arkusz1.A33"/>
            <chart:regression-curve chart:style-name="ch14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yprostowane</text:p>
              </table:table-cell>
              <table:table-cell office:value-type="string">
                <text:p>Kolumna A</text:p>
              </table:table-cell>
              <table:table-cell office:value-type="string">
                <text:p>przemienne</text:p>
              </table:table-cell>
              <table:table-cell office:value-type="string">
                <text:p>Kolumna A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0">
                <text:p>4250</text:p>
                <draw:g>
                  <svg:desc>Arkusz1.A4:Arkusz1.A11</svg:desc>
                </draw:g>
              </table:table-cell>
              <table:table-cell office:value-type="float" office:value="0.118939827650806">
                <text:p>0.118939827650806</text:p>
                <draw:g>
                  <svg:desc>Arkusz1.J4:Arkusz1.J11</svg:desc>
                </draw:g>
              </table:table-cell>
              <table:table-cell office:value-type="float" office:value="4000">
                <text:p>4000</text:p>
                <draw:g>
                  <svg:desc>Arkusz1.A15:Arkusz1.A22</svg:desc>
                </draw:g>
              </table:table-cell>
              <table:table-cell office:value-type="float" office:value="0.104235668789809">
                <text:p>0.104235668789809</text:p>
                <draw:g>
                  <svg:desc>Arkusz1.J15:Arkusz1.J22</svg:desc>
                </draw:g>
              </table:table-cell>
              <table:table-cell office:value-type="float" office:value="3600">
                <text:p>3600</text:p>
                <draw:g>
                  <svg:desc>Arkusz1.A26:Arkusz1.A33</svg:desc>
                </draw:g>
              </table:table-cell>
              <table:table-cell office:value-type="float" office:value="0.094624203821656">
                <text:p>0.094624203821656</text:p>
                <draw:g>
                  <svg:desc>Arkusz1.J26:Arkusz1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125318312101911">
                <text:p>0.125318312101911</text:p>
              </table:table-cell>
              <table:table-cell office:value-type="float" office:value="3750">
                <text:p>3750</text:p>
              </table:table-cell>
              <table:table-cell office:value-type="float" office:value="0.111783439490446">
                <text:p>0.111783439490446</text:p>
              </table:table-cell>
              <table:table-cell office:value-type="float" office:value="3450">
                <text:p>3450</text:p>
              </table:table-cell>
              <table:table-cell office:value-type="float" office:value="0.09475657712545">
                <text:p>0.09475657712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">
                <text:p>3750</text:p>
              </table:table-cell>
              <table:table-cell office:value-type="float" office:value="0.137414012738854">
                <text:p>0.137414012738854</text:p>
              </table:table-cell>
              <table:table-cell office:value-type="float" office:value="3500">
                <text:p>3500</text:p>
              </table:table-cell>
              <table:table-cell office:value-type="float" office:value="0.119936123748863">
                <text:p>0.119936123748863</text:p>
              </table:table-cell>
              <table:table-cell office:value-type="float" office:value="3300">
                <text:p>3300</text:p>
              </table:table-cell>
              <table:table-cell office:value-type="float" office:value="0.0959409380428489">
                <text:p>0.0959409380428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0.151436942675159">
                <text:p>0.151436942675159</text:p>
              </table:table-cell>
              <table:table-cell office:value-type="float" office:value="3250">
                <text:p>3250</text:p>
              </table:table-cell>
              <table:table-cell office:value-type="float" office:value="0.124002155805977">
                <text:p>0.124002155805977</text:p>
              </table:table-cell>
              <table:table-cell office:value-type="float" office:value="3150">
                <text:p>3150</text:p>
              </table:table-cell>
              <table:table-cell office:value-type="float" office:value="0.0991519563239308">
                <text:p>0.0991519563239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0">
                <text:p>3250</text:p>
              </table:table-cell>
              <table:table-cell office:value-type="float" office:value="0.168299853013229">
                <text:p>0.168299853013229</text:p>
              </table:table-cell>
              <table:table-cell office:value-type="float" office:value="3000">
                <text:p>3000</text:p>
              </table:table-cell>
              <table:table-cell office:value-type="float" office:value="0.130157961783439">
                <text:p>0.130157961783439</text:p>
              </table:table-cell>
              <table:table-cell office:value-type="float" office:value="3000">
                <text:p>3000</text:p>
              </table:table-cell>
              <table:table-cell office:value-type="float" office:value="0.100884076433121">
                <text:p>0.10088407643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8253949044586">
                <text:p>0.18253949044586</text:p>
              </table:table-cell>
              <table:table-cell office:value-type="float" office:value="2750">
                <text:p>2750</text:p>
              </table:table-cell>
              <table:table-cell office:value-type="float" office:value="0.135703532136653">
                <text:p>0.135703532136653</text:p>
              </table:table-cell>
              <table:table-cell office:value-type="float" office:value="2850">
                <text:p>2850</text:p>
              </table:table-cell>
              <table:table-cell office:value-type="float" office:value="0.100501508548441">
                <text:p>0.100501508548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0">
                <text:p>2750</text:p>
              </table:table-cell>
              <table:table-cell office:value-type="float" office:value="0.193115228720324">
                <text:p>0.193115228720324</text:p>
              </table:table-cell>
              <table:table-cell office:value-type="float" office:value="2500">
                <text:p>2500</text:p>
              </table:table-cell>
              <table:table-cell office:value-type="float" office:value="0.142485095541401">
                <text:p>0.142485095541401</text:p>
              </table:table-cell>
              <table:table-cell office:value-type="float" office:value="2700">
                <text:p>2700</text:p>
              </table:table-cell>
              <table:table-cell office:value-type="float" office:value="0.100293701344657">
                <text:p>0.100293701344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02891719745223">
                <text:p>0.202891719745223</text:p>
              </table:table-cell>
              <table:table-cell office:value-type="float" office:value="2250">
                <text:p>2250</text:p>
              </table:table-cell>
              <table:table-cell office:value-type="float" office:value="0.149385987261146">
                <text:p>0.149385987261146</text:p>
              </table:table-cell>
              <table:table-cell office:value-type="float" office:value="2550">
                <text:p>2550</text:p>
              </table:table-cell>
              <table:table-cell office:value-type="float" office:value="0.0999085799925066">
                <text:p>0.0999085799925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11cm" svg:height="18.654cm" xlink:href=".." xlink:type="simple" chart:class="chart:scatter" chart:style-name="ch1">
        <chart:title svg:x="9.3cm" svg:y="0.509cm" chart:style-name="ch2">
          <text:p>Sprawność w funkcji mocy oddanej silnika</text:p>
        </chart:title>
        <chart:legend svg:x="20.797cm" svg:y="16.161cm" style:legend-expansion="custom" chartooo:width="3.085cm" chartooo:height="1.78cm" style:legend-expansion-aspect-ratio="1.73314606741573" chart:style-name="ch3"/>
        <chart:plot-area chart:style-name="ch4" table:cell-range-address="Arkusz1.H4:Arkusz1.H11 Arkusz1.K4:Arkusz1.K11 Arkusz1.K15:Arkusz1.K22 Arkusz1.K26:Arkusz1.K33" chart:data-source-has-labels="row" svg:x="0.989cm" svg:y="1.609cm" svg:width="26.586cm" svg:height="14.548cm">
          <chartooo:coordinate-region svg:x="2.193cm" svg:y="1.839cm" svg:width="24.904cm" svg:height="13.609cm"/>
          <chart:axis chart:dimension="x" chart:name="primary-x" chart:style-name="ch5">
            <chart:title svg:x="13.378cm" svg:y="16.531cm" chart:style-name="ch6">
              <text:p>P_odsil [W]</text:p>
            </chart:title>
          </chart:axis>
          <chart:axis chart:dimension="y" chart:name="primary-y" chart:style-name="ch5">
            <chart:title svg:x="0.001cm" svg:y="10.034cm" chart:style-name="ch7">
              <text:p>sprawność [%]</text:p>
            </chart:title>
            <chart:grid chart:style-name="ch8" chart:class="major"/>
          </chart:axis>
          <chart:series chart:style-name="ch9" chart:values-cell-range-address="Arkusz1.K4:Arkusz1.K11" chart:label-cell-address="wyprostowane" chart:class="chart:scatter">
            <chart:domain table:cell-range-address="Arkusz1.H4:Arkusz1.H11"/>
            <chart:data-point chart:repeated="8"/>
          </chart:series>
          <chart:series chart:style-name="ch10" chart:values-cell-range-address="Arkusz1.K15:Arkusz1.K22" chart:label-cell-address="przemienne" chart:class="chart:scatter">
            <chart:domain table:cell-range-address="Arkusz1.H15:Arkusz1.H22"/>
            <chart:data-point chart:repeated="8"/>
          </chart:series>
          <chart:series chart:style-name="ch11" chart:values-cell-range-address="Arkusz1.K26:Arkusz1.K33" chart:label-cell-address="&quot;reg. tyrystorowy&quot;" chart:class="chart:scatter">
            <chart:domain table:cell-range-address="Arkusz1.H26:Arkusz1.H3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wyprostowane</text:p>
              </table:table-cell>
              <table:table-cell office:value-type="string">
                <text:p>Kolumna H</text:p>
              </table:table-cell>
              <table:table-cell office:value-type="string">
                <text:p>przemienne</text:p>
              </table:table-cell>
              <table:table-cell office:value-type="string">
                <text:p>Kolumna H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9084">
                <text:p>52.9084</text:p>
                <draw:g>
                  <svg:desc>Arkusz1.H4:Arkusz1.H11</svg:desc>
                </draw:g>
              </table:table-cell>
              <table:table-cell office:value-type="float" office:value="61.5213953488372">
                <text:p>61.5213953488372</text:p>
                <draw:g>
                  <svg:desc>Arkusz1.K4:Arkusz1.K11</svg:desc>
                </draw:g>
              </table:table-cell>
              <table:table-cell office:value-type="float" office:value="43.64">
                <text:p>43.64</text:p>
                <draw:g>
                  <svg:desc>Arkusz1.H15:Arkusz1.H22</svg:desc>
                </draw:g>
              </table:table-cell>
              <table:table-cell office:value-type="float" office:value="60.6111111111111">
                <text:p>60.6111111111111</text:p>
                <draw:g>
                  <svg:desc>Arkusz1.K15:Arkusz1.K22</svg:desc>
                </draw:g>
              </table:table-cell>
              <table:table-cell office:value-type="float" office:value="35.6544">
                <text:p>35.6544</text:p>
                <draw:g>
                  <svg:desc>Arkusz1.H26:Arkusz1.H33</svg:desc>
                </draw:g>
              </table:table-cell>
              <table:table-cell office:value-type="float" office:value="55.71">
                <text:p>55.71</text:p>
                <draw:g>
                  <svg:desc>Arkusz1.K26:Arkusz1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666">
                <text:p>52.4666</text:p>
              </table:table-cell>
              <table:table-cell office:value-type="float" office:value="57.0289130434783">
                <text:p>57.0289130434783</text:p>
              </table:table-cell>
              <table:table-cell office:value-type="float" office:value="43.875">
                <text:p>43.875</text:p>
              </table:table-cell>
              <table:table-cell office:value-type="float" office:value="57.7302631578947">
                <text:p>57.7302631578947</text:p>
              </table:table-cell>
              <table:table-cell office:value-type="float" office:value="34.2166">
                <text:p>34.2166</text:p>
              </table:table-cell>
              <table:table-cell office:value-type="float" office:value="53.4634375">
                <text:p>53.46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935">
                <text:p>53.935</text:p>
              </table:table-cell>
              <table:table-cell office:value-type="float" office:value="55.0357142857143">
                <text:p>55.0357142857143</text:p>
              </table:table-cell>
              <table:table-cell office:value-type="float" office:value="43.9366">
                <text:p>43.9366</text:p>
              </table:table-cell>
              <table:table-cell office:value-type="float" office:value="54.92075">
                <text:p>54.92075</text:p>
              </table:table-cell>
              <table:table-cell office:value-type="float" office:value="33.138">
                <text:p>33.138</text:p>
              </table:table-cell>
              <table:table-cell office:value-type="float" office:value="51.778125">
                <text:p>51.7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764">
                <text:p>55.4764</text:p>
              </table:table-cell>
              <table:table-cell office:value-type="float" office:value="52.3362264150943">
                <text:p>52.3362264150943</text:p>
              </table:table-cell>
              <table:table-cell office:value-type="float" office:value="42.1814">
                <text:p>42.1814</text:p>
              </table:table-cell>
              <table:table-cell office:value-type="float" office:value="51.4407317073171">
                <text:p>51.4407317073171</text:p>
              </table:table-cell>
              <table:table-cell office:value-type="float" office:value="32.6904">
                <text:p>32.6904</text:p>
              </table:table-cell>
              <table:table-cell office:value-type="float" office:value="50.2929230769231">
                <text:p>50.292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25">
                <text:p>57.25</text:p>
              </table:table-cell>
              <table:table-cell office:value-type="float" office:value="50.219298245614">
                <text:p>50.219298245614</text:p>
              </table:table-cell>
              <table:table-cell office:value-type="float" office:value="40.8696">
                <text:p>40.8696</text:p>
              </table:table-cell>
              <table:table-cell office:value-type="float" office:value="49.8409756097561">
                <text:p>49.8409756097561</text:p>
              </table:table-cell>
              <table:table-cell office:value-type="float" office:value="31.6776">
                <text:p>31.6776</text:p>
              </table:table-cell>
              <table:table-cell office:value-type="float" office:value="47.9963636363636">
                <text:p>47.99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3174">
                <text:p>57.3174</text:p>
              </table:table-cell>
              <table:table-cell office:value-type="float" office:value="46.9814754098361">
                <text:p>46.9814754098361</text:p>
              </table:table-cell>
              <table:table-cell office:value-type="float" office:value="39.06">
                <text:p>39.06</text:p>
              </table:table-cell>
              <table:table-cell office:value-type="float" office:value="46.5">
                <text:p>46.5</text:p>
              </table:table-cell>
              <table:table-cell office:value-type="float" office:value="29.9796">
                <text:p>29.9796</text:p>
              </table:table-cell>
              <table:table-cell office:value-type="float" office:value="46.1224615384615">
                <text:p>46.122461538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585">
                <text:p>55.585</text:p>
              </table:table-cell>
              <table:table-cell office:value-type="float" office:value="42.7576923076923">
                <text:p>42.7576923076923</text:p>
              </table:table-cell>
              <table:table-cell office:value-type="float" office:value="37.2836">
                <text:p>37.2836</text:p>
              </table:table-cell>
              <table:table-cell office:value-type="float" office:value="41.8916853932584">
                <text:p>41.8916853932584</text:p>
              </table:table-cell>
              <table:table-cell office:value-type="float" office:value="28.343">
                <text:p>28.343</text:p>
              </table:table-cell>
              <table:table-cell office:value-type="float" office:value="44.2859375">
                <text:p>44.2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09">
                <text:p>53.09</text:p>
              </table:table-cell>
              <table:table-cell office:value-type="float" office:value="39.0367647058824">
                <text:p>39.0367647058824</text:p>
              </table:table-cell>
              <table:table-cell office:value-type="float" office:value="35.1804">
                <text:p>35.1804</text:p>
              </table:table-cell>
              <table:table-cell office:value-type="float" office:value="38.6597802197802">
                <text:p>38.6597802197802</text:p>
              </table:table-cell>
              <table:table-cell office:value-type="float" office:value="26.6656">
                <text:p>26.6656</text:p>
              </table:table-cell>
              <table:table-cell office:value-type="float" office:value="41.665">
                <text:p>41.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